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EATEGUI DEL AGUILA, JOSE EDUARDO</text:p>
            <text:p text:style-name="P5"><text:span text:style-name="T15">Dni</text:span><text:span text:style-name="T14">:11427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P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EATEGUI DEL AGUILA, JOSE EDU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1427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57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22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2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03465</text:span></text:p>
          </table:table-cell>
          <table:table-cell table:style-name="Tabla3.A2" office:value-type="string">
            <text:p text:style-name="P6"><text:span text:style-name="T11">LA2256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3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HECTOR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11:3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